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1583e8" officeooo:paragraph-rsid="001583e8"/>
    </style:style>
    <style:style style:name="P2" style:family="paragraph" style:parent-style-name="Text_20_body">
      <style:paragraph-properties fo:line-height="115%" fo:text-align="justify" style:justify-single-word="false"/>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style:writing-mode="lr-tb"/>
    </style:style>
    <style:style style:name="P5" style:family="paragraph" style:parent-style-name="Text_20_body">
      <style:paragraph-properties fo:margin-top="0cm" fo:margin-bottom="0cm" loext:contextual-spacing="false" fo:line-height="115%" fo:text-align="justify" style:justify-single-word="false" style:writing-mode="lr-tb"/>
      <style:text-properties style:font-name="arial" fo:font-size="12pt" style:font-size-asian="12pt" style:font-size-complex="12p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style:font-name="arial" fo:font-size="12pt" fo:font-weight="normal" style:font-size-asian="12pt" style:font-size-complex="12pt"/>
    </style:style>
    <style:style style:name="T1" style:family="text">
      <style:text-properties officeooo:rsid="0011b42c"/>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9" style:family="text">
      <style:text-properties fo:font-variant="normal" fo:text-transform="none" fo:color="#c9211e"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style:use-window-font-color="true" style:text-line-through-style="none" style:text-line-through-type="none" style:font-name="Arial" fo:font-size="11pt" fo:font-style="normal" style:text-underline-style="none" fo:font-weight="normal" officeooo:rsid="0011b42c" style:text-blinking="false" fo:background-color="transparent" loext:char-shading-value="0"/>
    </style:style>
    <style:style style:name="T11" style:family="text">
      <style:text-properties officeooo:rsid="001242c3"/>
    </style:style>
    <style:style style:name="T12" style:family="text">
      <style:text-properties style:font-name="arial"/>
    </style:style>
    <style:style style:name="T13" style:family="text">
      <style:text-properties style:font-name="arial"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934b5b16-7fff-318b-baec-693e4389f123"/>Joshua Said Montaño Pérez </text:p>
      <text:p text:style-name="P5"><text:span text:style-name="T7">La calidad de las decisiones adoptadas por la inteligencia artificial, ¿merece adoptar criterios éticos?</text:span></text:p>
      <text:p text:style-name="P5"/>
      <text:p text:style-name="P6"><text:span text:style-name="T8">Por supuesto que no, ya que la misma inteligencia artificial nos podría superar en demasiadas cosas como el intelecto, físicamente y en otras cosas más. Lo único que nos distinguiría de ellos serían cosas únicas que tenemos los humanos, como la empatía y compasión, las cuales en el texto hacen énfasis; tan solo en la prueba ”Voight-Kampff” consta de “sosteniendo en alto un disco duro, adhesivo, de donde partían varios cables-, mide la dilatación capilar en la región facial. Sabemos que ésta es una respuesta autónoma y primaria, lo que llamamos vergüenza o rubor ante un estímulo moralmente inquietante. Esto no se puede controlar voluntariamente, como ocurre en cambio con la conductividad de la piel, la respiración o el ritmo cardíaco- le mostró el otro elemento, de donde brotaba un fino haz de luz- Y esto registra la tensión en los músculos oculares.”</text:span><text:span text:style-name="T8"><text:note text:id="ftn0" text:note-class="footnote"><text:note-citation>1</text:note-citation><text:note-body><text:p text:style-name="P1">Phillip K. Dick, (1968), pág 31.</text:p></text:note-body></text:note></text:span><text:span text:style-name="T4"> </text:span><text:span text:style-name="T8">la cual cuenta con una serie de preguntas y unos planteamientos de situaciones diferentes para poder comprobar si a la persona que está siendo aplicada la prueba es o no realmente humana. Aunque esta prueba no es del todo fidedigna ya que tenemos el caso de Rachel Rosen quién es una chica que nació en la nave que viajaba de la Tierra a Marte, pero por una situación la nave tuvo que regresar a la Tierra y vivir ahí, por lo cual ella no tuvo mucho contacto con personas humanas y no desarrolló correctamente esa habilidad de vergüenza o rubor que son mencionadas, además en algunas de las preguntas del señor Rick ella respondía lento o su reacción no era la adecuada sobre lo que le habían planteado. Por otro lado esa no es la única prueba que nos muestra el texto en esta “el arco reflejo que se produce en los ganglios superiores de la columna demora varios microsegundos más en el robot humanoide que en el sistema nervioso humano”</text:span><text:span text:style-name="T8"><text:note text:id="ftn1" text:note-class="footnote"><text:note-citation>2</text:note-citation><text:note-body><text:p text:style-name="P1">Phillip K. Dick, (1968), pág 75.</text:p></text:note-body></text:note></text:span><text:span text:style-name="T8">. </text:span></text:p>
      <text:p text:style-name="P6"><text:span text:style-name="T8">Con estos dos puntos podemos decir que no sería buena idea que la inteligencia artificial adoptará criterios éticos por los puntos mencionados en el texto además que “para poder decir que un programa dado piensa como un humano, es necesario contar con un mecanismo para determinar cómo piensan los humanos. Es necesario penetrar en el funcionamiento de las mentes humanas”</text:span><text:span text:style-name="T8"><text:note text:id="ftn2" text:note-class="footnote"><text:note-citation>3</text:note-citation><text:note-body><text:p text:style-name="P1">Russel y Norving, (2004), pág 3, 4.</text:p></text:note-body></text:note></text:span><text:span text:style-name="T4"> </text:span><text:span text:style-name="T8">ya que en el texto es mencionada una empresa llamada La Rosen Association, la cual era la encargada de producir los androides y había logrado un buen trabajo, o al menos un buen intento, para defender sus productos.</text:span></text:p>
      <text:p text:style-name="P6"><text:span text:style-name="T8">En el libro de Inteligencia Artificial Un Enfoque Moderno es mencionado “Hay dos formas de hacerlo: mediante introspección(intentando atrapar nuestros propios pensamientos conforme éstos van apareciendo) y mediante experimentos psicológicos”</text:span><text:span text:style-name="T8"><text:note text:id="ftn3" text:note-class="footnote"><text:note-citation>4</text:note-citation><text:note-body><text:p text:style-name="P1">Russel y Norving, (2004), pág 4.</text:p></text:note-body></text:note></text:span><text:span text:style-name="T4"> </text:span><text:span text:style-name="T8">y estas formas de hacerlo son mencionadas también en el texto. La introspección la hace el personaje Rick durante el capítulo 10, cuando es cuestionado por el inspector Garland y este pone en duda de que el inspector también no sea un robot. La prueba psicológica podemos ver unos ejemplos en el texto en los primeros capítulos, cuando hablan de los seudo animales, donde se ponían a </text:span><text:soft-page-break/><text:span text:style-name="T8">reflexionar sobre la vida de los animales y como poco a poco fueron desapareciendo especies, hasta el punto de una extinción, con esto ahora valoraban muchísimo las pocas especies de animales que quedaban vivas, de esta forma alabando y reconocían el gran labor de los veterinarios que realmente salvaron la vida de esos pocos animales que quedaban vivos. </text:span></text:p>
      <text:p text:style-name="P3">De acuerdo a lo anterior podemos concluir que la inteligencia artificial no debería adoptar criterios éticos, ya que los propios humanos no deberíamos de ser un ejemplo a seguir para esta, por ejemplo hoy en día hay inteligencia artificiales creadas que tomaron como molde a la humanidad y se convirtieron en una inteligencia artificial racista, pederasta y misógina, la cual no sigue lo criterios éticos que se esperan de la humanidad. </text:p>
      <text:p text:style-name="P2"><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1T22:10:25.476789314</meta:creation-date>
    <dc:date>2022-08-22T01:26:17.395871298</dc:date>
    <meta:editing-duration>PT2M6S</meta:editing-duration>
    <meta:editing-cycles>1</meta:editing-cycles>
    <meta:generator>LibreOffice/6.4.7.2$Linux_X86_64 LibreOffice_project/40$Build-2</meta:generator>
    <meta:document-statistic meta:table-count="0" meta:image-count="0" meta:object-count="0" meta:page-count="2" meta:paragraph-count="11" meta:word-count="681" meta:character-count="4076" meta:non-whitespace-character-count="3400"/>
  </office:meta>
</office:document-meta>
</file>